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1c3c2a"/>
    </style:style>
    <style:style style:name="P2" style:family="paragraph" style:parent-style-name="Standard">
      <style:text-properties officeooo:paragraph-rsid="001e206a"/>
    </style:style>
    <style:style style:name="P3" style:family="paragraph" style:parent-style-name="Standard">
      <style:text-properties officeooo:paragraph-rsid="001f0de5"/>
    </style:style>
    <style:style style:name="P4" style:family="paragraph" style:parent-style-name="Text_20_body">
      <style:text-properties officeooo:paragraph-rsid="00243203"/>
    </style:style>
    <style:style style:name="P5" style:family="paragraph" style:parent-style-name="Text_20_body">
      <style:text-properties officeooo:paragraph-rsid="002625f4"/>
    </style:style>
    <style:style style:name="P6" style:family="paragraph" style:parent-style-name="Text_20_body">
      <style:text-properties officeooo:paragraph-rsid="0027f6e9"/>
    </style:style>
    <style:style style:name="T1" style:family="text">
      <style:text-properties officeooo:rsid="001c3c2a"/>
    </style:style>
    <style:style style:name="T2" style:family="text">
      <style:text-properties officeooo:rsid="001d7294"/>
    </style:style>
    <style:style style:name="T3" style:family="text">
      <style:text-properties officeooo:rsid="001e206a"/>
    </style:style>
    <style:style style:name="T4" style:family="text">
      <style:text-properties officeooo:rsid="001f0de5"/>
    </style:style>
    <style:style style:name="T5" style:family="text">
      <style:text-properties officeooo:rsid="00241ac5"/>
    </style:style>
    <style:style style:name="T6" style:family="text">
      <style:text-properties officeooo:rsid="00243203"/>
    </style:style>
    <style:style style:name="T7" style:family="text">
      <style:text-properties officeooo:rsid="002625f4"/>
    </style:style>
    <style:style style:name="T8" style:family="text">
      <style:text-properties officeooo:rsid="0027f6e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模块总览</text:h>
      <text:p text:style-name="P1"><text:span text:style-name="T1">一、餐品分类Tree</text:span><text:span text:style-name="T2">View</text:span></text:p>
      <text:p text:style-name="P1"><text:span text:style-name="T1">二、餐品条目Table</text:span></text:p>
      <text:p text:style-name="P2"><text:span text:style-name="T3">三、餐桌管理TreeView</text:span></text:p>
      <text:p text:style-name="P3"><text:span text:style-name="T4">四、操作员管理Table</text:span></text:p>
      <text:p text:style-name="P3"><text:span text:style-name="T4">五、缩写搜索TextField</text:span></text:p>
      <text:p text:style-name="P3"><text:span text:style-name="T4">六、餐品条目多选Table</text:span></text:p>
      <text:p text:style-name="P3"><text:span text:style-name="T4">七、销售点TreeView</text:span></text:p>
      <text:p text:style-name="P3"><text:span text:style-name="T4">八、待制作的餐品显示Table</text:span></text:p>
      <text:p text:style-name="P3"><text:span text:style-name="T4">九、帐单显示Table</text:span></text:p>
      <text:p text:style-name="P3"><text:span text:style-name="T4">十、帐单条目显示Table</text:span></text:p>
      <text:p text:style-name="P3"><text:span text:style-name="T4"/></text:p>
      <text:h text:style-name="Heading_20_1" text:outline-level="1"><text:span text:style-name="T5">文档清单</text:span></text:h>
      <text:p text:style-name="P4"><text:span text:style-name="T6">一、JDK6 javadoc</text:span></text:p>
      <text:p text:style-name="P4"><text:span text:style-name="T6">二、JavaEE6 javadoc</text:span></text:p>
      <text:p text:style-name="P4"><text:span text:style-name="T6">三、J2ME javadoc CLDC1.1 MIDP2.0</text:span></text:p>
      <text:p text:style-name="P4"><text:span text:style-name="T6">四、iBatis javadoc</text:span></text:p>
      <text:p text:style-name="P4"><text:span text:style-name="T6"/></text:p>
      <text:h text:style-name="Heading_20_1" text:outline-level="1"><text:span text:style-name="T6">第三方组件清单</text:span></text:h>
      <text:p text:style-name="P5"><text:span text:style-name="T7">一、JavaEE6 Reference Implementation</text:span></text:p>
      <text:p text:style-name="P5"><text:span text:style-name="T7">二、J2ME Toolkit</text:span></text:p>
      <text:p text:style-name="P5"><text:span text:style-name="T7">三、iBatis</text:span></text:p>
      <text:p text:style-name="P5"><text:span text:style-name="T7">四、Apache Derby</text:span></text:p>
      <text:p text:style-name="P5"><text:span text:style-name="T7">五、EclipseLink</text:span></text:p>
      <text:p text:style-name="P5"><text:span text:style-name="T7"/></text:p>
      <text:h text:style-name="Heading_20_1" text:outline-level="1"><text:span text:style-name="T7">功能清单</text:span></text:h>
      <text:h text:style-name="Heading_20_2" text:outline-level="2"><text:span text:style-name="T7">操作员视角</text:span></text:h>
      <text:p text:style-name="Text_20_body"><text:span text:style-name="T7">操作员登陆</text:span></text:p>
      <text:p text:style-name="Text_20_body"><text:span text:style-name="T7">餐品查找</text:span><text:span text:style-name="T8">与生成帐单</text:span></text:p>
      <text:p text:style-name="Text_20_body"><text:span text:style-name="T8">催菜</text:span></text:p>
      <text:p text:style-name="Text_20_body"><text:span text:style-name="T8">记录特殊时间</text:span></text:p>
      <text:p text:style-name="Text_20_body"><text:span text:style-name="T8">结帐/查看帐单</text:span></text:p>
      <text:p text:style-name="Text_20_body"><text:span text:style-name="T8">登陆零售窗口</text:span></text:p>
      <text:p text:style-name="Text_20_body"><text:soft-page-break/><text:span text:style-name="T8">待制作的餐品显示窗口</text:span></text:p>
      <text:p text:style-name="P6"><text:span text:style-name="T8">将未结帐的帐单转移至另一桌台</text:span></text:p>
      <text:h text:style-name="Heading_20_2" text:outline-level="2"><text:span text:style-name="T8">管理员视角</text:span></text:h>
      <text:p text:style-name="Text_20_body"><text:span text:style-name="T8">管理员登陆</text:span></text:p>
      <text:p text:style-name="Text_20_body"><text:span text:style-name="T8">餐品分类与餐品条目管理</text:span></text:p>
      <text:p text:style-name="Text_20_body"><text:span text:style-name="T8">餐桌/销售点管理</text:span></text:p>
      <text:p text:style-name="Text_20_body"><text:span text:style-name="T8">操作员管理</text:span></text:p>
      <text:p text:style-name="Text_20_body"><text:span text:style-name="T8">（帐单查找）</text:span></text:p>
      <text:p text:style-name="P6"><text:span text:style-name="T8">（查看特殊时间）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12T09:32:35</meta:creation-date>
    <meta:generator>OpenOffice.org/3.2$Linux OpenOffice.org_project/320m19$Build-9505</meta:generator>
    <dc:date>2010-07-12T10:19:38</dc:date>
    <meta:editing-duration>PT00H47M06S</meta:editing-duration>
    <meta:editing-cycles>19</meta:editing-cycles>
    <meta:document-statistic meta:table-count="0" meta:image-count="0" meta:object-count="0" meta:page-count="2" meta:paragraph-count="39" meta:word-count="152" meta:character-count="422"/>
  </office:meta>
</office:document-meta>
</file>